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<text:s/>Wissembourg</text:p>
          </table:table-cell>
          <table:table-cell office:value-type="string" calcext:value-type="string">
            <text:p><text:s/>Mulhouse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<text:s/>St Louis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<text:s/>Strasbourg</text:p>
          </table:table-cell>
          <table:table-cell office:value-type="string" calcext:value-type="string">
            <text:p>Schirmeck</text:p>
          </table:table-cell>
          <table:table-cell office:value-type="string" calcext:value-type="string">
            <text:p>Selestat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Thann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date" office:date-value="2014-02-14" calcext:value-type="date">
            <text:p>2014-02-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4-02-11" calcext:value-type="date">
            <text:p>2014-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date" office:date-value="2014-02-09" calcext:value-type="date">
            <text:p>2014-02-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14-02-06" calcext:value-type="date">
            <text:p>2014-02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14-02-01" calcext:value-type="date">
            <text:p>2014-0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2-14T20:11:52.213834654</meta:creation-date>
    <dc:date>2014-02-14T23:38:23.457434347</dc:date>
    <dc:creator>jcb </dc:creator>
    <meta:editing-duration>PT3H22M32S</meta:editing-duration>
    <meta:editing-cycles>4</meta:editing-cycles>
    <meta:generator>LibreOffice/4.1.3.2$Linux_X86_64 LibreOffice_project/410m0$Build-2</meta:generator>
    <meta:document-statistic meta:table-count="1" meta:cell-count="78" meta:object-count="0"/>
  </office:meta>
</office:document-meta>
</file>